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8cm" fo:min-width="3.74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63cm" fo:min-width="3.7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3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86cm" fo:min-width="0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89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62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541cm" fo:min-width="13.31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97cm" fo:min-width="13.31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4.196cm" fo:min-width="12.57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798cm" fo:min-width="0.54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798cm" fo:min-width="0.544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5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5.179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3.293cm" fo:min-width="5.331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211cm" fo:min-width="3.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1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1.931cm"/>
    </style:style>
    <style:style style:name="gr31" style:family="graphic">
      <style:graphic-properties style:protect="size"/>
    </style:style>
    <style:style style:name="gr32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5.738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1.938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65cm" fo:min-width="3.1cm"/>
    </style:style>
    <style:style style:name="gr35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8.282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5.331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3.85cm" fo:min-width="5.331cm"/>
    </style:style>
    <style:style style:name="gr38" style:family="graphic" style:parent-style-name="standard">
      <style:graphic-properties svg:stroke-color="#000000" draw:fill-color="#ffffff" draw:textarea-horizontal-align="justify" draw:textarea-vertical-align="middle" draw:auto-grow-height="false" fo:min-height="4.458cm" fo:min-width="11.9cm"/>
    </style:style>
    <style:style style:name="gr39" style:family="graphic" style:parent-style-name="standard">
      <style:graphic-properties draw:stroke="none" draw:fill="none" fo:min-height="4.44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1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4cm"/>
    </style:style>
    <style:style style:name="gr42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6.022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3.299cm"/>
    </style:style>
    <style:style style:name="gr45" style:family="graphic" style:parent-style-name="standard">
      <style:graphic-properties draw:stroke="none" draw:fill="none" fo:min-height="1.666cm"/>
    </style:style>
    <style:style style:name="gr46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4.892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38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3.55cm" fo:min-width="11.9cm"/>
    </style:style>
    <style:style style:name="gr49" style:family="graphic" style:parent-style-name="standard">
      <style:graphic-properties draw:stroke="none" draw:fill="none" fo:min-height="3.331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338cm"/>
    </style:style>
    <style:style style:name="gr51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3.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11.9cm"/>
    </style:style>
    <style:style style:name="gr54" style:family="graphic" style:parent-style-name="standard">
      <style:graphic-properties draw:stroke="none" draw:fill="none" fo:min-height="3.886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3.1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3.35cm" fo:min-width="5.3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5.3cm"/>
    </style:style>
    <style:style style:name="gr58" style:family="graphic" style:parent-style-name="standard">
      <style:graphic-properties draw:stroke="none" draw:fill="none" fo:min-height="1.333cm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5.35cm" fo:min-width="5.929cm"/>
    </style:style>
    <style:style style:name="gr60" style:family="graphic" style:parent-style-name="standard">
      <style:graphic-properties draw:stroke="none" draw:fill="none" fo:min-height="2.731cm"/>
    </style:style>
    <style:style style:name="gr6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1cm"/>
    </style:style>
    <style:style style:name="gr62" style:family="graphic" style:parent-style-name="standard">
      <style:graphic-properties svg:stroke-color="#000000" draw:fill-color="#ffffff" draw:textarea-horizontal-align="justify" draw:textarea-vertical-align="middle" draw:auto-grow-height="false" fo:min-height="1.307cm" fo:min-width="3.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3.45cm" fo:min-width="3.1cm"/>
    </style:style>
    <style:style style:name="gr65" style:family="graphic" style:parent-style-name="standard">
      <style:graphic-properties draw:stroke="none" svg:stroke-color="#ff3333" draw:fill="none" draw:fill-color="#ff3333" draw:textarea-horizontal-align="left" draw:auto-grow-height="true" draw:auto-grow-width="true" fo:min-height="0.945cm" fo:min-width="7.393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5.45cm" fo:min-width="11.9cm"/>
    </style:style>
    <style:style style:name="gr67" style:family="graphic" style:parent-style-name="standard">
      <style:graphic-properties draw:stroke="none" draw:fill="none" fo:min-height="5.42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89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font-size="16pt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6pt" style:font-size-asian="14pt" style:font-size-complex="14pt"/>
    </style:style>
    <style:style style:name="P7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loext:graphic-properties draw:fill="none"/>
      <style:paragraph-properties fo:text-align="center"/>
      <style:text-properties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1" style:family="paragraph">
      <loext:graphic-properties draw:fill="none" draw:fill-color="#ffffff"/>
      <style:text-properties fo:font-size="16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6pt" style:font-size-asian="14pt" style:font-size-complex="14pt"/>
    </style:style>
    <style:style style:name="P14" style:family="paragraph">
      <loext:graphic-properties draw:fill="none" draw:fill-color="#ff3333"/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loext:graphic-properties draw:fill-color="#ffffff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text-align="star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.242cm" svg:height="5.93cm" svg:x="0.958cm" svg:y="2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58cm" svg:y="2.9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1cm" svg:y="2.8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86cm" svg:y="1.9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3cm" svg:y="0.5cm">
          <draw:text-box>
            <text:p><text:span text:style-name="T2">Medium/Large</text:span></text:p>
          </draw:text-box>
        </draw:frame>
        <draw:custom-shape draw:style-name="gr6" draw:text-style-name="P4" draw:layer="layout" svg:width="3.6cm" svg:height="2.4cm" svg:x="1.2cm" svg:y="3.9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4cm" svg:height="1.361cm" svg:x="1.8cm" svg:y="4.2cm">
          <draw:text-box>
            <text:p text:style-name="P5"><text:span text:style-name="T1">Intro Graphic</text:span></text:p>
          </draw:text-box>
        </draw:frame>
        <draw:custom-shape draw:style-name="gr8" draw:text-style-name="P4" draw:layer="layout" svg:width="0.898cm" svg:height="0.898cm" svg:x="2.502cm" svg:y="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5.392cm" svg:height="1.195cm" svg:x="1cm" svg:y="0.4cm">
          <draw:text-box>
            <text:p><text:span text:style-name="T3">Index Page:</text:span></text:p>
          </draw:text-box>
        </draw:frame>
        <draw:g>
          <draw:custom-shape draw:style-name="gr10" draw:text-style-name="P1" draw:layer="layout" svg:width="0.47cm" svg:height="0.512cm" svg:x="4.615cm" svg:y="2.9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4cm" svg:y1="3.18cm" svg:x2="5.027cm" svg:y2="3.18cm">
            <text:p/>
          </draw:line>
          <draw:line draw:style-name="gr11" draw:text-style-name="P8" draw:layer="layout" svg:x1="4.674cm" svg:y1="3.244cm" svg:x2="5.027cm" svg:y2="3.244cm">
            <text:p/>
          </draw:line>
          <draw:line draw:style-name="gr11" draw:text-style-name="P8" draw:layer="layout" svg:x1="4.674cm" svg:y1="3.308cm" svg:x2="5.027cm" svg:y2="3.308cm">
            <text:p/>
          </draw:line>
        </draw:g>
        <draw:frame draw:style-name="gr12" draw:text-style-name="P2" draw:layer="layout" svg:width="2.539cm" svg:height="0.806cm" svg:x="1.861cm" svg:y="6.371cm">
          <draw:text-box>
            <text:p><text:span text:style-name="T1">Services</text:span></text:p>
          </draw:text-box>
        </draw:frame>
        <draw:line draw:style-name="gr13" draw:text-style-name="P9" draw:layer="layout" svg:x1="5.6cm" svg:y1="7.5cm" svg:x2="5.6cm" svg:y2="8.7cm">
          <text:p/>
        </draw:line>
        <draw:frame draw:style-name="gr12" draw:text-style-name="P2" draw:layer="layout" svg:width="2.539cm" svg:height="0.806cm" svg:x="1.862cm" svg:y="6.371cm">
          <draw:text-box>
            <text:p><text:span text:style-name="T1">Services</text:span></text:p>
          </draw:text-box>
        </draw:frame>
        <draw:frame draw:style-name="gr14" draw:text-style-name="P10" draw:layer="layout" svg:width="2.539cm" svg:height="1.547cm" svg:x="5.661cm" svg:y="7.353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15" draw:text-style-name="P1" draw:layer="layout" svg:width="13.817cm" svg:height="8.791cm" svg:x="11.2cm" svg:y="1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cm" svg:y="1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cm" svg:y="1.5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1cm" svg:y="1.588cm">
          <draw:text-box>
            <text:p><text:span text:style-name="T6">Home</text:span></text:p>
          </draw:text-box>
        </draw:frame>
        <draw:custom-shape draw:style-name="gr19" draw:text-style-name="P4" draw:layer="layout" svg:width="13.079cm" svg:height="4.446cm" svg:x="11.568cm" svg:y="2.612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131cm" svg:height="1.361cm" svg:x="16.911cm" svg:y="4.034cm">
          <draw:text-box>
            <text:p><text:span text:style-name="T1">Intro Graphic</text:span></text:p>
          </draw:text-box>
        </draw:frame>
        <draw:custom-shape draw:style-name="gr20" draw:text-style-name="P4" draw:layer="layout" svg:width="1.473cm" svg:height="1.482cm" svg:x="12.766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2.292cm" svg:height="1.199cm" svg:x="19.408cm" svg:y="1.5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cm" svg:y="1.5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39cm" svg:y="1.5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68cm" svg:y="1.591cm">
          <draw:text-box>
            <text:p><text:span text:style-name="T6">Contact</text:span></text:p>
          </draw:text-box>
        </draw:frame>
        <draw:frame draw:style-name="gr7" draw:text-style-name="P2" draw:layer="layout" svg:width="2.617cm" svg:height="1.361cm" svg:x="16.783cm" svg:y="7.243cm">
          <draw:text-box>
            <text:p><text:span text:style-name="T1">Services</text:span></text:p>
          </draw:text-box>
        </draw:frame>
        <draw:custom-shape draw:style-name="gr22" draw:text-style-name="P4" draw:layer="layout" svg:width="1.474cm" svg:height="1.482cm" svg:x="15.897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473cm" svg:height="1.482cm" svg:x="18.845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474cm" svg:height="1.482cm" svg:x="21.792cm" svg:y="8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42cm" svg:height="5.93cm" svg:x="0.959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59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2cm" svg:y="13.3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1.987cm" svg:y="12.4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4cm" svg:y="11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201cm" svg:y="15.0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cm" svg:y="15.161cm">
          <draw:text-box>
            <text:p text:style-name="P5"><text:span text:style-name="T1">Shop Pic</text:span></text:p>
          </draw:text-box>
        </draw:frame>
        <draw:custom-shape draw:style-name="gr8" draw:text-style-name="P4" draw:layer="layout" svg:width="0.898cm" svg:height="0.898cm" svg:x="2.503cm" svg:y="1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5.679cm" svg:height="1.195cm" svg:x="1.001cm" svg:y="10.9cm">
          <draw:text-box>
            <text:p><text:span text:style-name="T7">Profile Page:</text:span></text:p>
          </draw:text-box>
        </draw:frame>
        <draw:g>
          <draw:custom-shape draw:style-name="gr10" draw:text-style-name="P1" draw:layer="layout" svg:width="0.47cm" svg:height="0.512cm" svg:x="4.616cm" svg:y="13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5cm" svg:y1="13.68cm" svg:x2="5.028cm" svg:y2="13.68cm">
            <text:p/>
          </draw:line>
          <draw:line draw:style-name="gr11" draw:text-style-name="P8" draw:layer="layout" svg:x1="4.675cm" svg:y1="13.744cm" svg:x2="5.028cm" svg:y2="13.744cm">
            <text:p/>
          </draw:line>
          <draw:line draw:style-name="gr11" draw:text-style-name="P8" draw:layer="layout" svg:x1="4.675cm" svg:y1="13.808cm" svg:x2="5.028cm" svg:y2="13.808cm">
            <text:p/>
          </draw:line>
        </draw:g>
        <draw:frame draw:style-name="gr12" draw:text-style-name="P2" draw:layer="layout" svg:width="2.539cm" svg:height="0.806cm" svg:x="1.862cm" svg:y="17.671cm">
          <draw:text-box>
            <text:p><text:span text:style-name="T1">Services</text:span></text:p>
          </draw:text-box>
        </draw:frame>
        <draw:line draw:style-name="gr13" draw:text-style-name="P9" draw:layer="layout" svg:x1="5.601cm" svg:y1="18cm" svg:x2="5.601cm" svg:y2="19.2cm">
          <text:p/>
        </draw:line>
        <draw:frame draw:style-name="gr14" draw:text-style-name="P10" draw:layer="layout" svg:width="2.539cm" svg:height="1.547cm" svg:x="5.662cm" svg:y="17.853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15" draw:text-style-name="P1" draw:layer="layout" svg:width="13.817cm" svg:height="8.791cm" svg:x="11.201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01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01cm" svg:y="12.0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2cm" svg:y="12.088cm">
          <draw:text-box>
            <text:p><text:span text:style-name="T6">Home</text:span></text:p>
          </draw:text-box>
        </draw:frame>
        <draw:custom-shape draw:style-name="gr26" draw:text-style-name="P4" draw:layer="layout" svg:width="5.831cm" svg:height="3.543cm" svg:x="11.869cm" svg:y="14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131cm" svg:height="1.361cm" svg:x="13.3cm" svg:y="15.139cm">
          <draw:text-box>
            <text:p text:style-name="P5"><text:span text:style-name="T1">Shop</text:span></text:p>
            <text:p text:style-name="P5"><text:span text:style-name="T1">Pic</text:span></text:p>
          </draw:text-box>
        </draw:frame>
        <draw:custom-shape draw:style-name="gr20" draw:text-style-name="P4" draw:layer="layout" svg:width="1.473cm" svg:height="1.482cm" svg:x="12.767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2.292cm" svg:height="1.199cm" svg:x="19.409cm" svg:y="12.0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01cm" svg:y="12.0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4cm" svg:y="12.0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69cm" svg:y="12.091cm">
          <draw:text-box>
            <text:p><text:span text:style-name="T6">Contact</text:span></text:p>
          </draw:text-box>
        </draw:frame>
        <draw:frame draw:style-name="gr7" draw:text-style-name="P2" draw:layer="layout" svg:width="2.416cm" svg:height="1.361cm" svg:x="16.784cm" svg:y="17.839cm">
          <draw:text-box>
            <text:p><text:span text:style-name="T1">Services</text:span></text:p>
          </draw:text-box>
        </draw:frame>
        <draw:custom-shape draw:style-name="gr22" draw:text-style-name="P4" draw:layer="layout" svg:width="1.474cm" svg:height="1.482cm" svg:x="15.898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draw:layer="layout" svg:width="1.473cm" svg:height="1.482cm" svg:x="18.846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1.474cm" svg:height="1.482cm" svg:x="21.793cm" svg:y="1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5.831cm" svg:height="3.543cm" svg:x="18.469cm" svg:y="14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4cm" svg:height="1.361cm" svg:x="19.9cm" svg:y="15.139cm">
          <draw:text-box>
            <text:p text:style-name="P5"><text:span text:style-name="T1">Background Text</text:span></text:p>
          </draw:text-box>
        </draw:frame>
        <draw:custom-shape draw:style-name="gr27" draw:text-style-name="P4" draw:layer="layout" svg:width="3.6cm" svg:height="1.461cm" svg:x="1.201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501cm" svg:y="16.3cm">
          <draw:text-box>
            <text:p text:style-name="P5"><text:span text:style-name="T1">Background</text:span></text:p>
            <text:p text:style-name="P5"><text:span text:style-name="T1">Text</text:span></text:p>
          </draw:text-box>
        </draw:frame>
        <draw:custom-shape draw:style-name="gr29" draw:text-style-name="P4" draw:layer="layout" svg:width="3.6cm" svg:height="0.8cm" svg:x="1.201cm" svg:y="14.1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cm" svg:y="14.1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1.869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3cm" svg:y="13.294cm">
          <draw:text-box>
            <text:p text:style-name="P5"><text:span text:style-name="T1">Banner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2.6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.7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0.3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339cm" svg:y="4.3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4.461cm">
          <draw:text-box>
            <text:p text:style-name="P5"><text:span text:style-name="T1">Prod Filter</text:span></text:p>
          </draw:text-box>
        </draw:frame>
        <draw:frame draw:style-name="gr32" draw:text-style-name="P14" draw:layer="layout" svg:width="6.238cm" svg:height="1.195cm" svg:x="1.139cm" svg:y="0.2cm">
          <draw:text-box>
            <text:p><text:span text:style-name="T7">Product Page:</text:span></text:p>
          </draw:text-box>
        </draw:frame>
        <draw:g>
          <draw:custom-shape draw:style-name="gr10" draw:text-style-name="P1" draw:layer="layout" svg:width="0.47cm" svg:height="0.512cm" svg:x="4.754cm" svg:y="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2.98cm" svg:x2="5.166cm" svg:y2="2.98cm">
            <text:p/>
          </draw:line>
          <draw:line draw:style-name="gr11" draw:text-style-name="P8" draw:layer="layout" svg:x1="4.813cm" svg:y1="3.044cm" svg:x2="5.166cm" svg:y2="3.044cm">
            <text:p/>
          </draw:line>
          <draw:line draw:style-name="gr11" draw:text-style-name="P8" draw:layer="layout" svg:x1="4.813cm" svg:y1="3.108cm" svg:x2="5.166cm" svg:y2="3.108cm">
            <text:p/>
          </draw:line>
        </draw:g>
        <draw:custom-shape draw:style-name="gr15" draw:text-style-name="P1" draw:layer="layout" svg:width="13.817cm" svg:height="8.791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.3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.3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.3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.3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.3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.391cm">
          <draw:text-box>
            <text:p><text:span text:style-name="T6">Contact</text:span></text:p>
          </draw:text-box>
        </draw:frame>
        <draw:custom-shape draw:style-name="gr33" draw:text-style-name="P4" draw:layer="layout" svg:width="12.438cm" svg:height="0.8cm" svg:x="12cm" svg:y="3.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5.2cm" svg:y="3.639cm">
          <draw:text-box>
            <text:p text:style-name="P5"><text:span text:style-name="T1">Product Filter</text:span></text:p>
          </draw:text-box>
        </draw:frame>
        <draw:custom-shape draw:style-name="gr34" draw:text-style-name="P4" draw:layer="layout" svg:width="3.6cm" svg:height="2.9cm" svg:x="1.339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601cm" svg:y="6cm">
          <draw:text-box>
            <text:p text:style-name="P5"><text:span text:style-name="T1">Product Table</text:span></text:p>
          </draw:text-box>
        </draw:frame>
        <draw:custom-shape draw:style-name="gr29" draw:text-style-name="P4" draw:layer="layout" svg:width="3.6cm" svg:height="0.8cm" svg:x="1.339cm" svg:y="3.4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3.4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2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2.594cm">
          <draw:text-box>
            <text:p text:style-name="P5"><text:span text:style-name="T1">Banner</text:span></text:p>
          </draw:text-box>
        </draw:frame>
        <draw:custom-shape draw:style-name="gr1" draw:text-style-name="P1" draw:layer="layout" svg:width="4.242cm" svg:height="5.9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3cm" svg:y="13.3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1.988cm" svg:y="12.4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5cm" svg:y="11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202cm" svg:y="15.0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01cm" svg:y="15.161cm">
          <draw:text-box>
            <text:p text:style-name="P5"><text:span text:style-name="T1">Shop Pic</text:span></text:p>
          </draw:text-box>
        </draw:frame>
        <draw:custom-shape draw:style-name="gr8" draw:text-style-name="P4" draw:layer="layout" svg:width="0.898cm" svg:height="0.898cm" svg:x="2.504cm" svg:y="1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8.782cm" svg:height="1.195cm" svg:x="0.367cm" svg:y="11.005cm">
          <draw:text-box>
            <text:p><text:span text:style-name="T7">Product Detail Page:</text:span></text:p>
          </draw:text-box>
        </draw:frame>
        <draw:g>
          <draw:custom-shape draw:style-name="gr10" draw:text-style-name="P1" draw:layer="layout" svg:width="0.47cm" svg:height="0.512cm" svg:x="4.617cm" svg:y="13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6cm" svg:y1="13.68cm" svg:x2="5.029cm" svg:y2="13.68cm">
            <text:p/>
          </draw:line>
          <draw:line draw:style-name="gr11" draw:text-style-name="P8" draw:layer="layout" svg:x1="4.676cm" svg:y1="13.744cm" svg:x2="5.029cm" svg:y2="13.744cm">
            <text:p/>
          </draw:line>
          <draw:line draw:style-name="gr11" draw:text-style-name="P8" draw:layer="layout" svg:x1="4.676cm" svg:y1="13.808cm" svg:x2="5.029cm" svg:y2="13.808cm">
            <text:p/>
          </draw:line>
        </draw:g>
        <draw:frame draw:style-name="gr12" draw:text-style-name="P2" draw:layer="layout" svg:width="2.539cm" svg:height="0.806cm" svg:x="1.863cm" svg:y="17.671cm">
          <draw:text-box>
            <text:p><text:span text:style-name="T1">Services</text:span></text:p>
          </draw:text-box>
        </draw:frame>
        <draw:line draw:style-name="gr13" draw:text-style-name="P9" draw:layer="layout" svg:x1="5.602cm" svg:y1="18cm" svg:x2="5.602cm" svg:y2="19.2cm">
          <text:p/>
        </draw:line>
        <draw:frame draw:style-name="gr14" draw:text-style-name="P10" draw:layer="layout" svg:width="2.539cm" svg:height="1.547cm" svg:x="5.663cm" svg:y="17.853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15" draw:text-style-name="P1" draw:layer="layout" svg:width="13.817cm" svg:height="8.791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02cm" svg:y="12.0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3cm" svg:y="12.088cm">
          <draw:text-box>
            <text:p><text:span text:style-name="T6">Home</text:span></text:p>
          </draw:text-box>
        </draw:frame>
        <draw:custom-shape draw:style-name="gr36" draw:text-style-name="P4" draw:layer="layout" svg:width="5.831cm" svg:height="5.7cm" svg:x="11.87cm" svg:y="14.3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3.131cm" svg:height="1.361cm" svg:x="13.2cm" svg:y="16.2cm">
          <draw:text-box>
            <text:p text:style-name="P5"><text:span text:style-name="T1">Product</text:span></text:p>
            <text:p text:style-name="P5"><text:span text:style-name="T1">Pic</text:span></text:p>
          </draw:text-box>
        </draw:frame>
        <draw:frame draw:style-name="gr21" draw:text-style-name="P12" draw:layer="layout" svg:width="2.292cm" svg:height="1.199cm" svg:x="19.41cm" svg:y="12.0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02cm" svg:y="12.0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41cm" svg:y="12.0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7cm" svg:y="12.091cm">
          <draw:text-box>
            <text:p><text:span text:style-name="T6">Contact</text:span></text:p>
          </draw:text-box>
        </draw:frame>
        <draw:custom-shape draw:style-name="gr37" draw:text-style-name="P4" draw:layer="layout" svg:width="5.831cm" svg:height="4.1cm" svg:x="18.47cm" svg:y="14.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6cm" svg:height="1.461cm" svg:x="1.20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502cm" svg:y="16.3cm">
          <draw:text-box>
            <text:p text:style-name="P5"><text:span text:style-name="T1">Background</text:span></text:p>
            <text:p text:style-name="P5"><text:span text:style-name="T1">Text</text:span></text:p>
          </draw:text-box>
        </draw:frame>
        <draw:custom-shape draw:style-name="gr29" draw:text-style-name="P4" draw:layer="layout" svg:width="3.6cm" svg:height="0.8cm" svg:x="1.202cm" svg:y="14.1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01cm" svg:y="14.1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1.87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301cm" svg:y="13.294cm">
          <draw:text-box>
            <text:p text:style-name="P5"><text:span text:style-name="T1">Banner</text:span></text:p>
          </draw:text-box>
        </draw:frame>
        <draw:custom-shape draw:style-name="gr38" draw:text-style-name="P4" draw:layer="layout" svg:width="12.4cm" svg:height="4.708cm" svg:x="12cm" svg:y="4.8cm">
          <text:p/>
          <draw:enhanced-geometry svg:viewBox="0 0 21600 21600" draw:type="rectangle" draw:enhanced-path="M 0 0 L 21600 0 21600 21600 0 21600 0 0 Z N"/>
        </draw:custom-shape>
        <draw:frame draw:style-name="gr39" draw:text-style-name="P9" draw:layer="layout" svg:width="8cm" svg:height="4.691cm" svg:x="14.2cm" svg:y="4.817cm">
          <draw:text-box>
            <text:p text:style-name="P16"><text:span text:style-name="T1">Product Table, to include at least:</text:span></text:p>
            <text:list text:style-name="L1">
              <text:list-item>
                <text:p text:style-name="P16"><text:span text:style-name="T1">Gender</text:span></text:p>
              </text:list-item>
              <text:list-item>
                <text:p text:style-name="P16"><text:span text:style-name="T1">Imag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Size</text:span></text:p>
              </text:list-item>
              <text:list-item>
                <text:p text:style-name="P16"><text:span text:style-name="T1">Colour</text:span></text:p>
              </text:list-item>
              <text:list-item>
                <text:p text:style-name="P16"><text:span text:style-name="T1">Category (Type of clothing)</text:span></text:p>
              </text:list-item>
              <text:list-item>
                <text:p text:style-name="P16"><text:span text:style-name="T1">Price</text:span></text:p>
              </text:list-item>
            </text:list>
          </draw:text-box>
        </draw:frame>
        <draw:frame draw:style-name="gr40" draw:text-style-name="P6" draw:layer="layout" svg:width="4cm" svg:height="0.961cm" svg:x="18.8cm" svg:y="14.439cm">
          <draw:text-box>
            <text:p text:style-name="P5"><text:span text:style-name="T1">Product name</text:span></text:p>
          </draw:text-box>
        </draw:frame>
        <draw:frame draw:style-name="gr40" draw:text-style-name="P6" draw:layer="layout" svg:width="2.4cm" svg:height="0.961cm" svg:x="18.6cm" svg:y="14.839cm">
          <draw:text-box>
            <text:p text:style-name="P5"><text:span text:style-name="T1">Price</text:span></text:p>
          </draw:text-box>
        </draw:frame>
        <draw:frame draw:style-name="gr40" draw:text-style-name="P6" draw:layer="layout" svg:width="4cm" svg:height="0.961cm" svg:x="18.5cm" svg:y="15.24cm">
          <draw:text-box>
            <text:p text:style-name="P5"><text:span text:style-name="T1">Description</text:span></text:p>
          </draw:text-box>
        </draw:frame>
        <draw:custom-shape draw:style-name="gr41" draw:text-style-name="P4" draw:layer="layout" svg:width="2.9cm" svg:height="1.2cm" svg:x="18.5cm" svg:y="18.7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cm" svg:height="1.361cm" svg:x="18.5cm" svg:y="18.641cm">
          <draw:text-box>
            <text:p text:style-name="P5"><text:span text:style-name="T1">Order amount</text:span></text:p>
          </draw:text-box>
        </draw:frame>
        <draw:custom-shape draw:style-name="gr41" draw:text-style-name="P4" draw:layer="layout" svg:width="2.9cm" svg:height="1.2cm" svg:x="21.4cm" svg:y="18.70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7cm" svg:height="1.361cm" svg:x="21.4cm" svg:y="18.642cm">
          <draw:text-box>
            <text:p text:style-name="P5"><text:span text:style-name="T1">Add to cart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8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8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.001cm" svg:y="2.6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6cm" svg:y="1.7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3cm" svg:y="0.3cm">
          <draw:text-box>
            <text:p><text:span text:style-name="T2">Medium/Large</text:span></text:p>
          </draw:text-box>
        </draw:frame>
        <draw:custom-shape draw:style-name="gr23" draw:text-style-name="P4" draw:layer="layout" svg:width="3.6cm" svg:height="1cm" svg:x="1.34cm" svg:y="4.361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9cm" svg:y="4.461cm">
          <draw:text-box>
            <text:p text:style-name="P5"><text:span text:style-name="T1">Services</text:span></text:p>
          </draw:text-box>
        </draw:frame>
        <draw:frame draw:style-name="gr42" draw:text-style-name="P14" draw:layer="layout" svg:width="6.522cm" svg:height="1.195cm" svg:x="0.84cm" svg:y="0.2cm">
          <draw:text-box>
            <text:p><text:span text:style-name="T7">Services Page:</text:span></text:p>
          </draw:text-box>
        </draw:frame>
        <draw:g>
          <draw:custom-shape draw:style-name="gr10" draw:text-style-name="P1" draw:layer="layout" svg:width="0.47cm" svg:height="0.512cm" svg:x="4.755cm" svg:y="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4cm" svg:y1="2.98cm" svg:x2="5.167cm" svg:y2="2.98cm">
            <text:p/>
          </draw:line>
          <draw:line draw:style-name="gr11" draw:text-style-name="P8" draw:layer="layout" svg:x1="4.814cm" svg:y1="3.044cm" svg:x2="5.167cm" svg:y2="3.044cm">
            <text:p/>
          </draw:line>
          <draw:line draw:style-name="gr11" draw:text-style-name="P8" draw:layer="layout" svg:x1="4.814cm" svg:y1="3.108cm" svg:x2="5.167cm" svg:y2="3.108cm">
            <text:p/>
          </draw:line>
        </draw:g>
        <draw:custom-shape draw:style-name="gr15" draw:text-style-name="P1" draw:layer="layout" svg:width="13.817cm" svg:height="8.791cm" svg:x="11.34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4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4cm" svg:y="1.3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01cm" svg:y="1.3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8cm" svg:y="1.3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4cm" svg:y="1.3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9cm" svg:y="1.3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8cm" svg:y="1.391cm">
          <draw:text-box>
            <text:p><text:span text:style-name="T6">Contact</text:span></text:p>
          </draw:text-box>
        </draw:frame>
        <draw:custom-shape draw:style-name="gr34" draw:text-style-name="P4" draw:layer="layout" svg:width="3.6cm" svg:height="2.9cm" svg:x="1.34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6" draw:layer="layout" svg:width="3.199cm" svg:height="1.916cm" svg:x="1.602cm" svg:y="6cm">
          <draw:text-box>
            <text:p text:style-name="P5"><text:span text:style-name="T1">Bespoke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custom-shape draw:style-name="gr29" draw:text-style-name="P4" draw:layer="layout" svg:width="3.6cm" svg:height="0.8cm" svg:x="1.34cm" svg:y="3.4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9cm" svg:y="3.4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8cm" svg:y="2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9cm" svg:y="2.594cm">
          <draw:text-box>
            <text:p text:style-name="P5"><text:span text:style-name="T1">Banner</text:span></text:p>
          </draw:text-box>
        </draw:frame>
        <draw:custom-shape draw:style-name="gr44" draw:text-style-name="P4" draw:layer="layout" svg:width="3.799cm" svg:height="4.5cm" svg:x="12.001cm" svg:y="4.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999cm" svg:height="1.916cm" svg:x="12.4cm" svg:y="5.8cm">
          <draw:text-box>
            <text:p text:style-name="P5"><text:span text:style-name="T1">Bespoke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custom-shape draw:style-name="gr1" draw:text-style-name="P1" draw:layer="layout" svg:width="4.242cm" svg:height="5.9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13.2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2.3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10.9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10.8cm">
          <draw:text-box>
            <text:p><text:span text:style-name="T7">Cart:</text:span></text:p>
          </draw:text-box>
        </draw:frame>
        <draw:g>
          <draw:custom-shape draw:style-name="gr10" draw:text-style-name="P1" draw:layer="layout" svg:width="0.47cm" svg:height="0.512cm" svg:x="4.754cm" svg:y="13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13.58cm" svg:x2="5.166cm" svg:y2="13.58cm">
            <text:p/>
          </draw:line>
          <draw:line draw:style-name="gr11" draw:text-style-name="P8" draw:layer="layout" svg:x1="4.813cm" svg:y1="13.644cm" svg:x2="5.166cm" svg:y2="13.644cm">
            <text:p/>
          </draw:line>
          <draw:line draw:style-name="gr11" draw:text-style-name="P8" draw:layer="layout" svg:x1="4.813cm" svg:y1="13.708cm" svg:x2="5.166cm" svg:y2="13.708cm">
            <text:p/>
          </draw:line>
        </draw:g>
        <draw:custom-shape draw:style-name="gr15" draw:text-style-name="P1" draw:layer="layout" svg:width="13.817cm" svg:height="8.791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1.9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1.9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1.9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1.9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1.9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1.991cm">
          <draw:text-box>
            <text:p><text:span text:style-name="T6">Contact</text:span></text:p>
          </draw:text-box>
        </draw:frame>
        <draw:custom-shape draw:style-name="gr47" draw:text-style-name="P4" draw:layer="layout" svg:width="3.438cm" svg:height="0.8cm" svg:x="21cm" svg:y="14.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9.8cm" svg:y="14.194cm">
          <draw:text-box>
            <text:p text:style-name="P5"><text:span text:style-name="T1">Checkout Btn</text:span></text:p>
          </draw:text-box>
        </draw:frame>
        <draw:custom-shape draw:style-name="gr29" draw:text-style-name="P4" draw:layer="layout" svg:width="3.6cm" svg:height="0.8cm" svg:x="1.339cm" svg:y="14.0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14.0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13.194cm">
          <draw:text-box>
            <text:p text:style-name="P5"><text:span text:style-name="T1">Banner</text:span></text:p>
          </draw:text-box>
        </draw:frame>
        <draw:custom-shape draw:style-name="gr48" draw:text-style-name="P4" draw:layer="layout" svg:width="12.4cm" svg:height="3.8cm" svg:x="12cm" svg:y="1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9" draw:layer="layout" svg:width="8cm" svg:height="3.581cm" svg:x="14.2cm" svg:y="15.417cm">
          <draw:text-box>
            <text:p text:style-name="P16"><text:span text:style-name="T1">Cart List, to include at least:</text:span></text:p>
            <text:list text:style-name="L1">
              <text:list-item>
                <text:p text:style-name="P16"><text:span text:style-name="T1">Gender</text:span></text:p>
              </text:list-item>
              <text:list-item>
                <text:p text:style-name="P16"><text:span text:style-name="T1">Imag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Price</text:span></text:p>
              </text:list-item>
              <text:list-item>
                <text:p text:style-name="P16"><text:span text:style-name="T1">Amount (volume ordered)</text:span></text:p>
              </text:list-item>
            </text:list>
          </draw:text-box>
        </draw:frame>
        <draw:custom-shape draw:style-name="gr30" draw:text-style-name="P4" draw:layer="layout" svg:width="12.431cm" svg:height="1cm" svg:x="12cm" svg:y="3.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799cm" svg:height="4.5cm" svg:x="16.301cm" svg:y="4.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999cm" svg:height="1.916cm" svg:x="16.7cm" svg:y="5.8cm">
          <draw:text-box>
            <text:p text:style-name="P5"><text:span text:style-name="T1">Repair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custom-shape draw:style-name="gr44" draw:text-style-name="P4" draw:layer="layout" svg:width="3.799cm" svg:height="4.5cm" svg:x="20.601cm" svg:y="4.9cm">
          <text:p/>
          <draw:enhanced-geometry svg:viewBox="0 0 21600 21600" draw:type="rectangle" draw:enhanced-path="M 0 0 L 21600 0 21600 21600 0 21600 0 0 Z N"/>
        </draw:custom-shape>
        <draw:frame draw:style-name="gr45" draw:text-style-name="P9" draw:layer="layout" svg:width="2.999cm" svg:height="1.916cm" svg:x="21cm" svg:y="5.8cm">
          <draw:text-box>
            <text:p text:style-name="P5"><text:span text:style-name="T1">Recycle </text:span></text:p>
            <text:p text:style-name="P5"><text:span text:style-name="T1">Services </text:span></text:p>
            <text:p text:style-name="P5"><text:span text:style-name="T1">Text</text:span></text:p>
          </draw:text-box>
        </draw:frame>
        <draw:frame draw:style-name="gr12" draw:text-style-name="P6" draw:layer="layout" svg:width="3.131cm" svg:height="0.806cm" svg:x="16.4cm" svg:y="3.794cm">
          <draw:text-box>
            <text:p text:style-name="P5"><text:span text:style-name="T1">Services</text:span></text:p>
          </draw:text-box>
        </draw:frame>
        <draw:line draw:style-name="gr13" draw:text-style-name="P9" draw:layer="layout" svg:x1="5.625cm" svg:y1="7.301cm" svg:x2="5.625cm" svg:y2="8.501cm">
          <text:p/>
        </draw:line>
        <draw:frame draw:style-name="gr14" draw:text-style-name="P10" draw:layer="layout" svg:width="2.539cm" svg:height="1.547cm" svg:x="5.686cm" svg:y="7.154cm">
          <draw:text-box>
            <text:p text:style-name="P5"><text:span text:style-name="T4">Services</text:span></text:p>
            <text:p text:style-name="P5"><text:span text:style-name="T4">Listed Downwards</text:span></text:p>
          </draw:text-box>
        </draw:frame>
        <draw:custom-shape draw:style-name="gr47" draw:text-style-name="P4" draw:layer="layout" svg:width="3.438cm" svg:height="0.8cm" svg:x="21cm" svg:y="19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9.8cm" svg:y="19.394cm">
          <draw:text-box>
            <text:p text:style-name="P5"><text:span text:style-name="T1">Del Cart Btn</text:span></text:p>
          </draw:text-box>
        </draw:frame>
        <draw:custom-shape draw:style-name="gr50" draw:text-style-name="P4" draw:layer="layout" svg:width="1.838cm" svg:height="0.8cm" svg:x="3.1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2.2cm" svg:y="15cm">
          <draw:text-box>
            <text:p text:style-name="P5"><text:span text:style-name="T1">Chkot </text:span></text:p>
          </draw:text-box>
        </draw:frame>
        <draw:custom-shape draw:style-name="gr50" draw:text-style-name="P4" draw:layer="layout" svg:width="1.838cm" svg:height="0.8cm" svg:x="3.1cm" svg:y="18.2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2.1cm" svg:y="18.2cm">
          <draw:text-box>
            <text:p text:style-name="P5"><text:span text:style-name="T1">Del Crt</text:span></text:p>
          </draw:text-box>
        </draw:frame>
        <draw:custom-shape draw:style-name="gr51" draw:text-style-name="P4" draw:layer="layout" svg:width="3.6cm" svg:height="1.9cm" svg:x="1.4cm" svg:y="16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1.4cm" svg:y="16.4cm">
          <draw:text-box>
            <text:p text:style-name="P5"><text:span text:style-name="T1">Cart List </text:span></text:p>
          </draw:text-box>
        </draw:frame>
        <draw:frame draw:style-name="gr52" draw:text-style-name="P10" draw:layer="layout" svg:width="2.539cm" svg:height="1.979cm" svg:x="5.339cm" svg:y="16.021cm">
          <draw:text-box>
            <text:p text:style-name="P5"><text:span text:style-name="T4">May need to reduce columns on mobile view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7cm" svg:y="3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3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3.0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2.1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0.7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0.6cm">
          <draw:text-box>
            <text:p><text:span text:style-name="T7">Checkout:</text:span></text:p>
          </draw:text-box>
        </draw:frame>
        <draw:g>
          <draw:custom-shape draw:style-name="gr10" draw:text-style-name="P1" draw:layer="layout" svg:width="0.47cm" svg:height="0.512cm" svg:x="4.754cm" svg:y="3.1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3.38cm" svg:x2="5.166cm" svg:y2="3.38cm">
            <text:p/>
          </draw:line>
          <draw:line draw:style-name="gr11" draw:text-style-name="P8" draw:layer="layout" svg:x1="4.813cm" svg:y1="3.444cm" svg:x2="5.166cm" svg:y2="3.444cm">
            <text:p/>
          </draw:line>
          <draw:line draw:style-name="gr11" draw:text-style-name="P8" draw:layer="layout" svg:x1="4.813cm" svg:y1="3.508cm" svg:x2="5.166cm" svg:y2="3.508cm">
            <text:p/>
          </draw:line>
        </draw:g>
        <draw:custom-shape draw:style-name="gr15" draw:text-style-name="P1" draw:layer="layout" svg:width="13.817cm" svg:height="8.791cm" svg:x="11.339cm" svg:y="1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.7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.7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.7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.7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.7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.791cm">
          <draw:text-box>
            <text:p><text:span text:style-name="T6">Contact</text:span></text:p>
          </draw:text-box>
        </draw:frame>
        <draw:custom-shape draw:style-name="gr29" draw:text-style-name="P4" draw:layer="layout" svg:width="3.6cm" svg:height="0.8cm" svg:x="1.339cm" svg:y="3.8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3.8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2.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2.994cm">
          <draw:text-box>
            <text:p text:style-name="P5"><text:span text:style-name="T1">Banner</text:span></text:p>
          </draw:text-box>
        </draw:frame>
        <draw:custom-shape draw:style-name="gr53" draw:text-style-name="P4" draw:layer="layout" svg:width="12.4cm" svg:height="4cm" svg:x="12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7" draw:layer="layout" svg:width="8.6cm" svg:height="4.136cm" svg:x="13.2cm" svg:y="4.4cm">
          <draw:text-box>
            <text:p text:style-name="P16"><text:span text:style-name="T1">Cart List Output, to include at least:</text:span></text:p>
            <text:list text:style-name="L1">
              <text:list-item>
                <text:p text:style-name="P16"><text:span text:style-name="T1">Product nam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Price</text:span></text:p>
              </text:list-item>
              <text:list-item>
                <text:p text:style-name="P16"><text:span text:style-name="T1">Amount (volume ordered)</text:span></text:p>
              </text:list-item>
              <text:list-item>
                <text:p text:style-name="P16"><text:span text:style-name="T1">Total</text:span></text:p>
              </text:list-item>
            </text:list>
          </draw:text-box>
        </draw:frame>
        <draw:custom-shape draw:style-name="gr47" draw:text-style-name="P4" draw:layer="layout" svg:width="3.438cm" svg:height="0.8cm" svg:x="21cm" svg:y="9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6cm" svg:height="0.806cm" svg:x="19.8cm" svg:y="9.394cm">
          <draw:text-box>
            <text:p text:style-name="P5"><text:span text:style-name="T1">Purchase Btn</text:span></text:p>
          </draw:text-box>
        </draw:frame>
        <draw:custom-shape draw:style-name="gr50" draw:text-style-name="P4" draw:layer="layout" svg:width="1.838cm" svg:height="0.8cm" svg:x="3.1cm" svg:y="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2.1cm" svg:y="8cm">
          <draw:text-box>
            <text:p text:style-name="P5"><text:span text:style-name="T1">Buy Btn</text:span></text:p>
          </draw:text-box>
        </draw:frame>
        <draw:custom-shape draw:style-name="gr55" draw:text-style-name="P4" draw:layer="layout" svg:width="3.6cm" svg:height="2.2cm" svg:x="1.339cm" svg:y="4.75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1.4cm" svg:y="5.4cm">
          <draw:text-box>
            <text:p text:style-name="P5"><text:span text:style-name="T1">Cart List O/P</text:span></text:p>
          </draw:text-box>
        </draw:frame>
        <draw:frame draw:style-name="gr52" draw:text-style-name="P10" draw:layer="layout" svg:width="2.539cm" svg:height="1.979cm" svg:x="5.339cm" svg:y="4.921cm">
          <draw:text-box>
            <text:p text:style-name="P5"><text:span text:style-name="T4">May need to reduce columns on mobile view</text:span></text:p>
          </draw:text-box>
        </draw:frame>
        <draw:custom-shape draw:style-name="gr1" draw:text-style-name="P1" draw:layer="layout" svg:width="4.242cm" svg:height="5.9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13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13.2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2.3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10.9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10.8cm">
          <draw:text-box>
            <text:p><text:span text:style-name="T7">Contact:</text:span></text:p>
          </draw:text-box>
        </draw:frame>
        <draw:g>
          <draw:custom-shape draw:style-name="gr10" draw:text-style-name="P1" draw:layer="layout" svg:width="0.47cm" svg:height="0.512cm" svg:x="4.754cm" svg:y="13.3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13.58cm" svg:x2="5.166cm" svg:y2="13.58cm">
            <text:p/>
          </draw:line>
          <draw:line draw:style-name="gr11" draw:text-style-name="P8" draw:layer="layout" svg:x1="4.813cm" svg:y1="13.644cm" svg:x2="5.166cm" svg:y2="13.644cm">
            <text:p/>
          </draw:line>
          <draw:line draw:style-name="gr11" draw:text-style-name="P8" draw:layer="layout" svg:x1="4.813cm" svg:y1="13.708cm" svg:x2="5.166cm" svg:y2="13.708cm">
            <text:p/>
          </draw:line>
        </draw:g>
        <draw:custom-shape draw:style-name="gr15" draw:text-style-name="P1" draw:layer="layout" svg:width="13.817cm" svg:height="8.791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1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1.9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1.9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1.9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1.9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1.9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1.991cm">
          <draw:text-box>
            <text:p><text:span text:style-name="T6">Contact</text:span></text:p>
          </draw:text-box>
        </draw:frame>
        <draw:custom-shape draw:style-name="gr29" draw:text-style-name="P4" draw:layer="layout" svg:width="3.6cm" svg:height="0.8cm" svg:x="1.339cm" svg:y="14.0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14.0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13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13.194cm">
          <draw:text-box>
            <text:p text:style-name="P5"><text:span text:style-name="T1">Banner</text:span></text:p>
          </draw:text-box>
        </draw:frame>
        <draw:custom-shape draw:style-name="gr56" draw:text-style-name="P4" draw:layer="layout" svg:width="5.8cm" svg:height="3.6cm" svg:x="12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7" draw:layer="layout" svg:width="5.6cm" svg:height="1.916cm" svg:x="12.1cm" svg:y="17cm">
          <draw:text-box>
            <text:p text:style-name="P5"><text:span text:style-name="T1">Google Map </text:span></text:p>
            <text:p text:style-name="P5"><text:span text:style-name="T1">(with pinned location)</text:span></text:p>
          </draw:text-box>
        </draw:frame>
        <draw:custom-shape draw:style-name="gr30" draw:text-style-name="P4" draw:layer="layout" svg:width="12.431cm" svg:height="1cm" svg:x="12.007cm" svg:y="8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8.962cm" svg:height="0.806cm" svg:x="13.6cm" svg:y="8.094cm">
          <draw:text-box>
            <text:p text:style-name="P5"><text:span text:style-name="T1">Delivery costs and complete total</text:span></text:p>
          </draw:text-box>
        </draw:frame>
        <draw:custom-shape draw:style-name="gr29" draw:text-style-name="P4" draw:layer="layout" svg:width="3.6cm" svg:height="0.8cm" svg:x="1.339cm" svg:y="6.95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8cm" svg:height="0.806cm" svg:x="1.4cm" svg:y="6.9cm">
          <draw:text-box>
            <text:p text:style-name="P5"><text:span text:style-name="T1">Deliv &amp; Total</text:span></text:p>
          </draw:text-box>
        </draw:frame>
        <draw:custom-shape draw:style-name="gr57" draw:text-style-name="P4" draw:layer="layout" svg:width="5.8cm" svg:height="1.8cm" svg:x="1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9" draw:layer="layout" svg:width="3cm" svg:height="1.583cm" svg:x="13.5cm" svg:y="14.417cm">
          <draw:text-box>
            <text:p text:style-name="P5"><text:span text:style-name="T1">Contact Us Text</text:span></text:p>
          </draw:text-box>
        </draw:frame>
        <draw:custom-shape draw:style-name="gr59" draw:text-style-name="P4" draw:layer="layout" svg:width="6.429cm" svg:height="5.6cm" svg:x="18.057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9" draw:layer="layout" svg:width="7.2cm" svg:height="2.981cm" svg:x="17.8cm" svg:y="16.144cm">
          <draw:text-box>
            <text:p text:style-name="P5"><text:span text:style-name="T1">Contact Us form</text:span></text:p>
          </draw:text-box>
        </draw:frame>
        <draw:custom-shape draw:style-name="gr29" draw:text-style-name="P4" draw:layer="layout" svg:width="3.6cm" svg:height="0.8cm" svg:x="1.339cm" svg:y="15.0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15.054cm">
          <draw:text-box>
            <text:p text:style-name="P5"><text:span text:style-name="T1">Text</text:span></text:p>
          </draw:text-box>
        </draw:frame>
        <draw:custom-shape draw:style-name="gr61" draw:text-style-name="P4" draw:layer="layout" svg:width="3.6cm" svg:height="1.2cm" svg:x="1.3cm" svg:y="17.8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99cm" svg:y="18cm">
          <draw:text-box>
            <text:p text:style-name="P5"><text:span text:style-name="T1">Form</text:span></text:p>
          </draw:text-box>
        </draw:frame>
        <draw:custom-shape draw:style-name="gr62" draw:text-style-name="P4" draw:layer="layout" svg:width="3.6cm" svg:height="1.557cm" svg:x="1.339cm" svg:y="16.054cm">
          <text:p/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2.799cm" svg:height="0.946cm" svg:x="1.738cm" svg:y="16.354cm">
          <draw:text-box>
            <text:p text:style-name="P5"><text:span text:style-name="T1">Map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" draw:text-style-name="P1" draw:layer="layout" svg:width="4.242cm" svg:height="5.9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1.097cm" svg:y="2.7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1cm" svg:y="2.6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2.125cm" svg:y="1.7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852cm" svg:y="0.3cm">
          <draw:text-box>
            <text:p><text:span text:style-name="T2">Medium/Large</text:span></text:p>
          </draw:text-box>
        </draw:frame>
        <draw:frame draw:style-name="gr46" draw:text-style-name="P14" draw:layer="layout" svg:width="5.392cm" svg:height="1.195cm" svg:x="1.139cm" svg:y="0.2cm">
          <draw:text-box>
            <text:p><text:span text:style-name="T7">Order Page:</text:span></text:p>
          </draw:text-box>
        </draw:frame>
        <draw:g>
          <draw:custom-shape draw:style-name="gr10" draw:text-style-name="P1" draw:layer="layout" svg:width="0.47cm" svg:height="0.512cm" svg:x="4.754cm" svg:y="2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813cm" svg:y1="2.98cm" svg:x2="5.166cm" svg:y2="2.98cm">
            <text:p/>
          </draw:line>
          <draw:line draw:style-name="gr11" draw:text-style-name="P8" draw:layer="layout" svg:x1="4.813cm" svg:y1="3.044cm" svg:x2="5.166cm" svg:y2="3.044cm">
            <text:p/>
          </draw:line>
          <draw:line draw:style-name="gr11" draw:text-style-name="P8" draw:layer="layout" svg:x1="4.813cm" svg:y1="3.108cm" svg:x2="5.166cm" svg:y2="3.108cm">
            <text:p/>
          </draw:line>
        </draw:g>
        <draw:custom-shape draw:style-name="gr15" draw:text-style-name="P1" draw:layer="layout" svg:width="13.817cm" svg:height="8.791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339cm" svg:y="1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339cm" svg:y="1.3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3cm" svg:y="1.3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547cm" svg:y="1.3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239cm" svg:y="1.3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378cm" svg:y="1.3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307cm" svg:y="1.391cm">
          <draw:text-box>
            <text:p><text:span text:style-name="T6">Contact</text:span></text:p>
          </draw:text-box>
        </draw:frame>
        <draw:custom-shape draw:style-name="gr64" draw:text-style-name="P4" draw:layer="layout" svg:width="3.6cm" svg:height="3.7cm" svg:x="1.33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601cm" svg:y="5.7cm">
          <draw:text-box>
            <text:p text:style-name="P5"><text:span text:style-name="T1">Order Table</text:span></text:p>
          </draw:text-box>
        </draw:frame>
        <draw:custom-shape draw:style-name="gr29" draw:text-style-name="P4" draw:layer="layout" svg:width="3.6cm" svg:height="0.8cm" svg:x="1.339cm" svg:y="3.4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738cm" svg:y="3.4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2.007cm" svg:y="2.4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438cm" svg:y="2.594cm">
          <draw:text-box>
            <text:p text:style-name="P5"><text:span text:style-name="T1">Banner</text:span></text:p>
          </draw:text-box>
        </draw:frame>
        <draw:custom-shape draw:style-name="gr1" draw:text-style-name="P1" draw:layer="layout" svg:width="4.242cm" svg:height="5.9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242cm" svg:height="0.713cm" svg:x="0.96cm" svg:y="1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.6cm" svg:height="0.865cm" svg:x="0.863cm" svg:y="13.37cm">
          <draw:text-box>
            <text:p><text:span text:style-name="T1">Title</text:span></text:p>
          </draw:text-box>
        </draw:frame>
        <draw:frame draw:style-name="gr4" draw:text-style-name="P3" draw:layer="layout" svg:width="2.193cm" svg:height="1.673cm" svg:x="1.988cm" svg:y="12.495cm">
          <draw:text-box>
            <text:p><text:span text:style-name="T2">Small</text:span></text:p>
          </draw:text-box>
        </draw:frame>
        <draw:frame draw:style-name="gr5" draw:text-style-name="P3" draw:layer="layout" svg:width="5.357cm" svg:height="0.962cm" svg:x="14.715cm" svg:y="11cm">
          <draw:text-box>
            <text:p><text:span text:style-name="T2">Medium/Large</text:span></text:p>
          </draw:text-box>
        </draw:frame>
        <draw:frame draw:style-name="gr65" draw:text-style-name="P14" draw:layer="layout" svg:width="7.893cm" svg:height="1.195cm" svg:x="0.367cm" svg:y="11.005cm">
          <draw:text-box>
            <text:p><text:span text:style-name="T7">Order Detail Page:</text:span></text:p>
          </draw:text-box>
        </draw:frame>
        <draw:g>
          <draw:custom-shape draw:style-name="gr10" draw:text-style-name="P1" draw:layer="layout" svg:width="0.47cm" svg:height="0.512cm" svg:x="4.617cm" svg:y="13.4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8" draw:layer="layout" svg:x1="4.676cm" svg:y1="13.68cm" svg:x2="5.029cm" svg:y2="13.68cm">
            <text:p/>
          </draw:line>
          <draw:line draw:style-name="gr11" draw:text-style-name="P8" draw:layer="layout" svg:x1="4.676cm" svg:y1="13.744cm" svg:x2="5.029cm" svg:y2="13.744cm">
            <text:p/>
          </draw:line>
          <draw:line draw:style-name="gr11" draw:text-style-name="P8" draw:layer="layout" svg:x1="4.676cm" svg:y1="13.808cm" svg:x2="5.029cm" svg:y2="13.808cm">
            <text:p/>
          </draw:line>
        </draw:g>
        <draw:custom-shape draw:style-name="gr15" draw:text-style-name="P1" draw:layer="layout" svg:width="13.817cm" svg:height="8.791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13.817cm" svg:height="0.847cm" svg:x="11.202cm" svg:y="12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762cm" svg:height="0.954cm" svg:x="11.202cm" svg:y="12.041cm">
          <draw:text-box>
            <text:p><text:span text:style-name="T5">Title</text:span></text:p>
          </draw:text-box>
        </draw:frame>
        <draw:frame draw:style-name="gr18" draw:text-style-name="P12" draw:layer="layout" svg:width="1.75cm" svg:height="0.725cm" svg:x="18.163cm" svg:y="12.088cm">
          <draw:text-box>
            <text:p><text:span text:style-name="T6">Home</text:span></text:p>
          </draw:text-box>
        </draw:frame>
        <draw:frame draw:style-name="gr21" draw:text-style-name="P12" draw:layer="layout" svg:width="2.292cm" svg:height="1.199cm" svg:x="19.41cm" svg:y="12.088cm">
          <draw:text-box>
            <text:p><text:span text:style-name="T6">Clothing</text:span></text:p>
          </draw:text-box>
        </draw:frame>
        <draw:frame draw:style-name="gr21" draw:text-style-name="P12" draw:layer="layout" svg:width="1.697cm" svg:height="1.199cm" svg:x="21.102cm" svg:y="12.09cm">
          <draw:text-box>
            <text:p><text:span text:style-name="T6">Login</text:span></text:p>
          </draw:text-box>
        </draw:frame>
        <draw:frame draw:style-name="gr18" draw:text-style-name="P12" draw:layer="layout" svg:width="1.472cm" svg:height="0.725cm" svg:x="22.241cm" svg:y="12.091cm">
          <draw:text-box>
            <text:p><text:span text:style-name="T6">Cart</text:span></text:p>
          </draw:text-box>
        </draw:frame>
        <draw:frame draw:style-name="gr21" draw:text-style-name="P12" draw:layer="layout" svg:width="2.132cm" svg:height="1.199cm" svg:x="23.17cm" svg:y="12.091cm">
          <draw:text-box>
            <text:p><text:span text:style-name="T6">Contact</text:span></text:p>
          </draw:text-box>
        </draw:frame>
        <draw:custom-shape draw:style-name="gr29" draw:text-style-name="P4" draw:layer="layout" svg:width="3.6cm" svg:height="0.8cm" svg:x="1.202cm" svg:y="14.154cm">
          <text:p/>
          <draw:enhanced-geometry svg:viewBox="0 0 21600 21600" draw:type="rectangle" draw:enhanced-path="M 0 0 L 21600 0 21600 21600 0 21600 0 0 Z N"/>
        </draw:custom-shape>
        <draw:frame draw:style-name="gr24" draw:text-style-name="P6" draw:layer="layout" svg:width="2.799cm" svg:height="1cm" svg:x="1.601cm" svg:y="14.154cm">
          <draw:text-box>
            <text:p text:style-name="P5"><text:span text:style-name="T1">Banner</text:span></text:p>
          </draw:text-box>
        </draw:frame>
        <draw:custom-shape draw:style-name="gr30" draw:text-style-name="P4" draw:layer="layout" svg:width="12.431cm" svg:height="1cm" svg:x="11.87cm" svg:y="13.1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3.131cm" svg:height="0.806cm" svg:x="16.301cm" svg:y="13.294cm">
          <draw:text-box>
            <text:p text:style-name="P5"><text:span text:style-name="T1">Banner</text:span></text:p>
          </draw:text-box>
        </draw:frame>
        <draw:custom-shape draw:style-name="gr66" draw:text-style-name="P4" draw:layer="layout" svg:width="12.4cm" svg:height="5.7cm" svg:x="12cm" svg:y="3.7cm">
          <text:p/>
          <draw:enhanced-geometry svg:viewBox="0 0 21600 21600" draw:type="rectangle" draw:enhanced-path="M 0 0 L 21600 0 21600 21600 0 21600 0 0 Z N"/>
        </draw:custom-shape>
        <draw:frame draw:style-name="gr67" draw:text-style-name="P17" draw:layer="layout" svg:width="8cm" svg:height="5.679cm" svg:x="14.2cm" svg:y="3.721cm">
          <draw:text-box>
            <text:p text:style-name="P16"><text:span text:style-name="T1">Order Table, to include at least:</text:span></text:p>
            <text:list text:style-name="L1">
              <text:list-item>
                <text:p text:style-name="P16"><text:span text:style-name="T1">Date</text:span></text:p>
              </text:list-item>
              <text:list-item>
                <text:p text:style-name="P16"><text:span text:style-name="T1">Time</text:span></text:p>
              </text:list-item>
              <text:list-item>
                <text:p text:style-name="P16"><text:span text:style-name="T1">Order ID</text:span></text:p>
              </text:list-item>
              <text:list-item>
                <text:p text:style-name="P16"><text:span text:style-name="T1">Delivery Address</text:span></text:p>
              </text:list-item>
              <text:list-item>
                <text:p text:style-name="P16"><text:span text:style-name="T1">Total Cost</text:span></text:p>
              </text:list-item>
            </text:list>
            <text:p text:style-name="P16"><text:span text:style-name="T1"/></text:p>
            <text:p text:style-name="P16"><text:span text:style-name="T8">Should be listed with last order at top of table</text:span></text:p>
          </draw:text-box>
        </draw:frame>
        <draw:custom-shape draw:style-name="gr66" draw:text-style-name="P4" draw:layer="layout" svg:width="12.4cm" svg:height="5.7cm" svg:x="11.9cm" svg:y="14.6cm">
          <text:p/>
          <draw:enhanced-geometry svg:viewBox="0 0 21600 21600" draw:type="rectangle" draw:enhanced-path="M 0 0 L 21600 0 21600 21600 0 21600 0 0 Z N"/>
        </draw:custom-shape>
        <draw:frame draw:style-name="gr39" draw:text-style-name="P17" draw:layer="layout" svg:width="8cm" svg:height="4.691cm" svg:x="14.1cm" svg:y="15.221cm">
          <draw:text-box>
            <text:p text:style-name="P16"><text:span text:style-name="T1">Order detail to include </text:span><text:span text:style-name="T9">every item in order, listed with </text:span><text:span text:style-name="T1">at least:</text:span></text:p>
            <text:list text:style-name="L1">
              <text:list-item>
                <text:p text:style-name="P16"><text:span text:style-name="T1">Name</text:span></text:p>
              </text:list-item>
              <text:list-item>
                <text:p text:style-name="P16"><text:span text:style-name="T1">Description</text:span></text:p>
              </text:list-item>
              <text:list-item>
                <text:p text:style-name="P16"><text:span text:style-name="T1">Price</text:span></text:p>
              </text:list-item>
              <text:list-item>
                <text:p text:style-name="P16"><text:span text:style-name="T1">Amount</text:span></text:p>
              </text:list-item>
            </text:list>
            <text:p text:style-name="P16"><text:span text:style-name="T1"/></text:p>
            <text:p text:style-name="P16"><text:span text:style-name="T8"/></text:p>
          </draw:text-box>
        </draw:frame>
        <draw:custom-shape draw:style-name="gr64" draw:text-style-name="P4" draw:layer="layout" svg:width="3.6cm" svg:height="3.7cm" svg:x="1.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6" draw:layer="layout" svg:width="3.199cm" svg:height="1.4cm" svg:x="1.462cm" svg:y="16.4cm">
          <draw:text-box>
            <text:p text:style-name="P5"><text:span text:style-name="T1">Order detail</text:span></text:p>
          </draw:text-box>
        </draw:frame>
        <draw:frame draw:style-name="gr52" draw:text-style-name="P10" draw:layer="layout" svg:width="2.539cm" svg:height="1.979cm" svg:x="5.34cm" svg:y="16.022cm">
          <draw:text-box>
            <text:p text:style-name="P5"><text:span text:style-name="T4">May need to reduce columns on mobile view</text:span></text:p>
          </draw:text-box>
        </draw:frame>
        <draw:frame draw:style-name="gr52" draw:text-style-name="P10" draw:layer="layout" svg:width="2.539cm" svg:height="1.979cm" svg:x="5.461cm" svg:y="6.021cm">
          <draw:text-box>
            <text:p text:style-name="P5"><text:span text:style-name="T4">May need to reduce columns on mobile view</text:span></text:p>
          </draw:text-box>
        </draw:frame>
        <presentation:notes draw:style-name="dp2">
          <draw:page-thumbnail draw:style-name="gr31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68" draw:text-style-name="P18" draw:layer="layout" svg:width="25.829cm" svg:height="5.639cm" svg:x="0.971cm" svg:y="1.283cm">
          <draw:text-box>
            <text:p><text:span text:style-name="T10">NOTES:</text:span></text:p>
            <text:p><text:span text:style-name="T11">The menu will change on login but I haven’t illustrated it in the wireframes as it will just be an extra profile menu item which has a drop down which gives access to pages to enter credit card, enter address and view past orders.</text:span></text:p>
            <text:p><text:span text:style-name="T11"/></text:p>
            <text:p><text:span text:style-name="T11">The Login, Register, CC-Reg and Add Address pages will all use a standard form input so no reason to wireframe layout.</text:span></text:p>
            <text:p><text:span text:style-name="T12"/></text:p>
          </draw:text-box>
        </draw:frame>
        <presentation:notes draw:style-name="dp2">
          <draw:page-thumbnail draw:style-name="gr31" draw:layer="layout" svg:width="14.848cm" svg:height="11.136cm" svg:x="3.075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1:01:20.001000000</meta:creation-date>
    <dc:date>2018-01-29T15:42:21.055000000</dc:date>
    <meta:editing-duration>PT2H11M50S</meta:editing-duration>
    <meta:editing-cycles>46</meta:editing-cycles>
    <meta:generator>LibreOffice/5.2.5.1$Windows_x86 LibreOffice_project/0312e1a284a7d50ca85a365c316c7abbf20a4d22</meta:generator>
    <meta:document-statistic meta:object-count="379"/>
  </office:meta>
</office:document-meta>
</file>